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22efd9" officeooo:paragraph-rsid="0022efd9"/>
    </style:style>
    <style:style style:name="P3" style:family="paragraph" style:parent-style-name="Standard">
      <style:text-properties officeooo:rsid="00272028" officeooo:paragraph-rsid="00272028"/>
    </style:style>
    <style:style style:name="P4" style:family="paragraph" style:parent-style-name="Standard">
      <style:text-properties officeooo:rsid="002ebe5d" officeooo:paragraph-rsid="002ebe5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在設備模型中, bus, device, device driver都比較好理解, 因為他門對應了實實在在的東西,所有的邏輯都是圍繞著這些實體展開的. 而class 就有些不同了, 因為它是虛擬出來的, 只是爲了抽象設備的共性.</text:p>
      <text:p text:style-name="Standard"/>
      <text:p text:style-name="Standard">舉個例子, 一些年齡相仿, 需要獲取的知識相似的人聚在一起學習, 就構成了一班級(class). 這個班級可以有自己的名稱(如295), 但如果離開構成他的學生(device), 他就沒有任何存在意義,另外, 班級存在的最大意義是? 是由老師講授每一個課程, 因為老師只需要講一遍, 一個班的學生都可以聽到. 不然的話(例如每個學生都在家學習), 就要爲每個人請一個老師, 講授一遍. 而講的內容, 大多是一樣的, 這就是即大的浪費, 所以, class說了, 我幫你們實現吧, 你們會用就行了.</text:p>
      <text:p text:style-name="Standard"/>
      <text:p text:style-name="Standard">這就是設備模型中class的功能, 再結合內核的註釋: A class is a higher-level view of a device that abstracts out low-level implementation details(include/linux/device.h line326), 就容易理解了.</text:p>
      <text:p text:style-name="Standard"/>
      <text:p text:style-name="Standard"/>
      <text:p text:style-name="Standard">//===== 數據結構描述 =====</text:p>
      <text:p text:style-name="P1">stuct class: <text:span text:style-name="T1">struct class是class的抽象, 他的定義如下</text:span></text:p>
      <text:p text:style-name="Standard">/* include/linux/device.h */</text:p>
      <text:p text:style-name="P2">struct class {</text:p>
      <text:p text:style-name="P2"><text:s text:c="8"/>const char <text:s text:c="13"/>*name;</text:p>
      <text:p text:style-name="P2"><text:s text:c="8"/>struct module <text:s text:c="10"/>*owner;</text:p>
      <text:p text:style-name="P2"/>
      <text:p text:style-name="P2"><text:s text:c="8"/>struct class_attribute <text:s text:c="9"/>*class_attrs;</text:p>
      <text:p text:style-name="P2"><text:s text:c="8"/>struct device_attribute <text:s text:c="8"/>*dev_attrs;</text:p>
      <text:p text:style-name="P2"><text:s text:c="8"/>struct bin_attribute <text:s text:c="11"/>*dev_bin_attrs;</text:p>
      <text:p text:style-name="P2"><text:s text:c="8"/>struct kobject <text:s text:c="17"/>*dev_kobj;</text:p>
      <text:p text:style-name="P2"/>
      <text:p text:style-name="P2"><text:s text:c="8"/>int (*dev_uevent)(struct device *dev, struct kobj_uevent_env *env);</text:p>
      <text:p text:style-name="P2"><text:s text:c="8"/>char *(*devnode)(struct device *dev, umode_t *mode);</text:p>
      <text:p text:style-name="P2"/>
      <text:p text:style-name="P2"><text:s text:c="8"/>void (*class_release)(struct class *class);</text:p>
      <text:p text:style-name="P2"><text:s text:c="8"/>void (*dev_release)(struct device *dev);</text:p>
      <text:p text:style-name="P2"/>
      <text:p text:style-name="P2"><text:s text:c="8"/>int (*suspend)(struct device *dev, pm_message_t state);</text:p>
      <text:p text:style-name="P2"><text:s text:c="8"/>int (*resume)(struct device *dev);</text:p>
      <text:p text:style-name="P2"/>
      <text:p text:style-name="P2"><text:s text:c="8"/>const struct kobj_ns_type_operations *ns_type;</text:p>
      <text:p text:style-name="P2"><text:s text:c="8"/>const void *(*namespace)(struct device *dev);</text:p>
      <text:p text:style-name="P2"/>
      <text:p text:style-name="P2"><text:s text:c="8"/>const struct dev_pm_ops *pm;</text:p>
      <text:p text:style-name="P2"/>
      <text:p text:style-name="P2"><text:s text:c="8"/>struct subsys_private *p;</text:p>
      <text:p text:style-name="P2">};</text:p>
      <text:p text:style-name="Standard">struct class和struct bus很類似, 解釋如下:</text:p>
      <text:p text:style-name="Standard"/>
      <text:p text:style-name="Standard">name: class的名稱, 會在/sys/class/ 目錄下體現</text:p>
      <text:p text:style-name="Standard">class_attrs: 該class默認attribute, 會在class註冊到內核時, 自動在/sys/class/xxx_class下創建對應的attribute文件</text:p>
      <text:p text:style-name="Standard"><text:soft-page-break/>dev_attrs: 該class下每個設備的attribute, 會在設備註冊到內核時 , 自動在該設備的sysfs目錄下創建對應的attribute文件.</text:p>
      <text:p text:style-name="Standard"/>
      <text:p text:style-name="Standard">dev_bin_attrs: 類似dev_attrs, 只不過是二進制類型的attribute</text:p>
      <text:p text:style-name="Standard"/>
      <text:p text:style-name="Standard">dev_kobj:表示該class下的設備在/sys/dev/下的目錄, 現在一般有char和block兩個, 如果dev_kobj爲NULL, 則默認選擇char.</text:p>
      <text:p text:style-name="Standard"/>
      <text:p text:style-name="Standard">dev_uevent: 當該class下有設備發生變化時, 會調用class的uevent回調函數</text:p>
      <text:p text:style-name="Standard"/>
      <text:p text:style-name="Standard">class_release: 用於release自身的回調函數</text:p>
      <text:p text:style-name="Standard"/>
      <text:p text:style-name="Standard">dev_release: 用於release class內部設備的回調函數,在device_release接口中, 會一次檢查Device, Device Type以及Device所在的class, 是否註冊release接口, 如果有則調用相應的release接口 release設備指標.</text:p>
      <text:p text:style-name="Standard"/>
      <text:p text:style-name="Standard">p: 和linux設備模型﹍bus 中的struct bus結構一樣</text:p>
      <text:p text:style-name="Standard"/>
      <text:p text:style-name="Standard"/>
      <text:p text:style-name="P1">struct class_interface</text:p>
      <text:p text:style-name="Standard">struct class_interface是這樣的一個結構: 它允許class driver在class下有設備添加或移除的時候, 調用預先設置好的回調函數(add_dev和remove_dev). </text:p>
      <text:p text:style-name="Standard"/>
      <text:p text:style-name="Standard">/* include/linux/device.h */</text:p>
      <text:p text:style-name="P3">struct class_interface {</text:p>
      <text:p text:style-name="P3"><text:s text:c="8"/>struct list_head <text:s text:c="7"/>node;</text:p>
      <text:p text:style-name="P3"><text:s text:c="8"/>struct class <text:s text:c="11"/>*class;</text:p>
      <text:p text:style-name="P3"/>
      <text:p text:style-name="P3"><text:s text:c="8"/>int (*add_dev) <text:s text:c="9"/>(struct device *, struct class_interface *);</text:p>
      <text:p text:style-name="P3"><text:s text:c="8"/>void (*remove_dev) <text:s text:c="5"/>(struct device *, struct class_interface *);</text:p>
      <text:p text:style-name="P3">};</text:p>
      <text:p text:style-name="Standard"/>
      <text:p text:style-name="Standard">//==========功能及內部邏輯解析 ===========</text:p>
      <text:p text:style-name="P1">class的功能</text:p>
      <text:p text:style-name="Standard">從linux系統中查看有關class的狀況(這裏以input class為例)</text:p>
      <text:p text:style-name="Standard"/>
      <text:p text:style-name="P4">root@android:/ # ls /sys/class/input/ -l <text:s text:c="89"/></text:p>
      <text:p text:style-name="P4"><text:s text:c="4"/>lrwxrwxrwx root <text:s text:c="4"/>root <text:s text:c="13"/>2014-04-23 03:39 event0 -&gt; ../../devices/platform/i2c-gpio.17/i2c-17/17-0066/max77693-muic/input/input0/event0</text:p>
      <text:p text:style-name="P4"><text:s text:c="4"/>lrwxrwxrwx root <text:s text:c="4"/>root <text:s text:c="13"/>2014-04-23 03:39 event1 -&gt; ../../devices/platform/gpio-keys.0/input/input1/event1</text:p>
      <text:p text:style-name="P4"><text:s text:c="4"/>lrwxrwxrwx root <text:s text:c="4"/>root <text:s text:c="13"/>2014-04-23 03:39 event10 -&gt; ../../devices/virtual/input/input10/event10</text:p>
      <text:p text:style-name="P4"><text:s text:c="4"/>lrwxrwxrwx root <text:s text:c="4"/>root <text:s text:c="13"/>2014-04-23 03:39 event2 -&gt; ../../devices/platform/s3c2440-i2c.3/i2c-3/3-0048/input/input2/event2</text:p>
      <text:p text:style-name="P4"><text:s text:c="4"/>…</text:p>
      <text:p text:style-name="P4"><text:s text:c="4"/>lrwxrwxrwx root <text:s text:c="4"/>root <text:s text:c="13"/>2014-04-23 03:39 event8 -&gt; ../../devices/platform/soc-audio/sound/card0/input8/event8</text:p>
      <text:p text:style-name="P4"><text:soft-page-break/><text:s text:c="4"/>lrwxrwxrwx root <text:s text:c="4"/>root <text:s text:c="13"/>2014-04-23 03:39 event9 -&gt; ../../devices/platform/i2c-gpio.8/i2c-8/8-0020/input/input9/event9</text:p>
      <text:p text:style-name="P4"><text:s text:c="4"/>lrwxrwxrwx root <text:s text:c="4"/>root <text:s text:c="13"/>2014-04-23 03:39 input0 -&gt; ../../devices/platform/i2c-gpio.17/i2c-17/17-0066/max77693-muic/input/input0</text:p>
      <text:p text:style-name="P4"><text:s text:c="4"/>…</text:p>
      <text:p text:style-name="P4"><text:s text:c="4"/>lrwxrwxrwx root <text:s text:c="4"/>root <text:s text:c="13"/>2014-04-23 03:39 mice -&gt; ../../devices/virtual/input/mice</text:p>
      <text:p text:style-name="P4"/>
      <text:p text:style-name="P4"><text:s text:c="4"/>root@android:/ # ls /sys/devices/platform/s3c2440-i2c.3/i2c-3/3-0048/input/input2/event2/ -l <text:s text:c="12"/></text:p>
      <text:p text:style-name="P4"/>
      <text:p text:style-name="P4"><text:s text:c="4"/>-r--r--r-- root <text:s text:c="4"/>root <text:s text:c="8"/>4096 2014-04-23 04:08 dev</text:p>
      <text:p text:style-name="P4"><text:s text:c="4"/>lrwxrwxrwx root <text:s text:c="4"/>root <text:s text:c="13"/>2014-04-23 04:08 device -&gt; ../../input2</text:p>
      <text:p text:style-name="P4"><text:s text:c="4"/>drwxr-xr-x root <text:s text:c="4"/>root <text:s text:c="13"/>2014-04-23 04:08 power</text:p>
      <text:p text:style-name="P4"><text:s text:c="4"/>lrwxrwxrwx root <text:s text:c="4"/>root <text:s text:c="13"/>2014-04-23 04:08 subsystem -&gt; ../../../../../../../../class/input</text:p>
      <text:p text:style-name="P4"><text:s text:c="4"/>-rw-r--r-- root <text:s text:c="4"/>root <text:s text:c="8"/>4096 2014-04-23 04:08 uevent</text:p>
      <text:p text:style-name="P4"/>
      <text:p text:style-name="P4"><text:s text:c="4"/>root@android:/ # ls /sys/devices/virtual/input/mice/ -l <text:s text:c="37"/></text:p>
      <text:p text:style-name="P4"><text:s text:c="4"/>-r--r--r-- root <text:s text:c="4"/>root <text:s text:c="8"/>4096 2014-04-23 03:57 dev</text:p>
      <text:p text:style-name="P4"><text:s text:c="4"/>drwxr-xr-x root <text:s text:c="4"/>root <text:s text:c="13"/>2014-04-23 03:57 power</text:p>
      <text:p text:style-name="P4"><text:s text:c="4"/>lrwxrwxrwx root <text:s text:c="4"/>root <text:s text:c="13"/>2014-04-23 03:57 subsystem -&gt; ../../../../class/input</text:p>
      <text:p text:style-name="P4"><text:s text:c="4"/>-rw-r--r-- root <text:s text:c="4"/>root <text:s text:c="8"/>4096 2014-04-23 03:57 uevent</text:p>
      <text:p text:style-name="Standard"/>
      <text:p text:style-name="Standard">上述的例子, 發現input class也沒有做事, 它的功能是:</text:p>
      <text:p text:style-name="Standard">–在/sys/class目錄下, 創建一個本class的目錄(input)</text:p>
      <text:p text:style-name="Standard">–在本目錄下,創建每一個屬於該class的設備的符號鏈接(如把 /sys/devices/platform/s3c2440-i2c.3/i2c-3/3-0048/input/input2/event2設備鏈結到/sys/class/input/event2),這樣就可以在本class目錄下, 訪問該設備的所有特性(即attribute)</text:p>
      <text:p text:style-name="Standard">–另外, device在sysfs的目錄下, 也會創建一個subsystem的符號鏈接(symbolic link), 鏈接到本class的目錄</text:p>
      <text:p text:style-name="Standard"/>
      <text:p text:style-name="Standard">分析class的核心邏輯都作了那些事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5:05:43.791347766</meta:creation-date>
    <meta:generator>LibreOffice/5.1.6.2.0$Linux_X86_64 LibreOffice_project/10$Build-2</meta:generator>
    <dc:date>2020-01-27T07:04:22.906109270</dc:date>
    <meta:editing-duration>PT25M48S</meta:editing-duration>
    <meta:editing-cycles>7</meta:editing-cycles>
    <meta:document-statistic meta:table-count="0" meta:image-count="0" meta:object-count="0" meta:page-count="3" meta:paragraph-count="73" meta:word-count="1101" meta:character-count="4914" meta:non-whitespace-character-count="3859"/>
  </office:meta>
</office:document-meta>
</file>